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6.14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15.06mm"/>
    </style:style>
    <style:style style:name="co25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50">
      <style:table-cell-properties fo:background-color="#ffff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6666ff"/>
      <style:text-properties style:text-position=""/>
    </style:style>
    <style:style style:name="ce6" style:family="table-cell" style:parent-style-name="Default">
      <style:table-cell-properties fo:background-color="#6666ff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b2b2b2"/>
      <style:text-properties style:text-position=""/>
    </style:style>
    <style:style style:name="ce10" style:family="table-cell" style:parent-style-name="Default" style:data-style-name="N50">
      <style:table-cell-properties fo:background-color="#80808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808080"/>
      <style:text-properties style:text-position=""/>
    </style:style>
    <style:style style:name="ce9" style:family="table-cell" style:parent-style-name="Default">
      <style:table-cell-properties fo:background-color="#808080"/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50">
      <style:table-cell-properties fo:background-color="#ffff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6666ff"/>
      <style:text-properties style:text-position=""/>
    </style:style>
    <style:style style:name="ce20" style:family="table-cell" style:parent-style-name="Default">
      <style:table-cell-properties fo:background-color="#6666ff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ff00cc"/>
      <style:text-properties style:text-position=""/>
    </style:style>
    <style:style style:name="ce26" style:family="table-cell" style:parent-style-name="Default">
      <style:table-cell-properties fo:background-color="#6666ff"/>
      <style:text-properties fo:color="#800000"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cc66ff"/>
      <style:text-properties style:text-position=""/>
    </style:style>
    <style:style style:name="ce13" style:family="table-cell" style:parent-style-name="Default">
      <style:table-cell-properties fo:background-color="#cc66ff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50">
      <style:table-cell-properties fo:background-color="#cc66ff"/>
      <style:text-properties style:text-position=""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66ff"/>
    </style:style>
    <style:style style:name="ce33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ackground-color="#808080"/>
    </style:style>
    <style:style style:name="ce36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7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cc"/>
    </style:style>
    <style:style style:name="ce39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ackground-color="#cc66ff"/>
    </style:style>
    <style:style style:name="ce41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42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9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4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8" office:value-type="string" calcext:value-type="string">
            <text:p>playCounter</text:p>
          </table:table-cell>
          <table:table-cell table:style-name="ce8" office:value-type="string" calcext:value-type="string">
            <text:p>rating</text:p>
          </table:table-cell>
          <table:table-cell table:style-name="ce8" office:value-type="string" calcext:value-type="string">
            <text:p>addedDate</text:p>
          </table:table-cell>
          <table:table-cell table:style-name="ce8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7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9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4</text:p>
          </table:table-cell>
          <table:table-cell table:style-name="ce8" office:value-type="string" calcext:value-type="string">
            <text:p>2015-05-04 12:24:3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5</text:p>
          </table:table-cell>
          <table:table-cell table:style-name="ce8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3-05-05 19:27:26</text:p>
          </table:table-cell>
          <table:table-cell table:style-name="ce8" office:value-type="string" calcext:value-type="string">
            <text:p>2015-05-04 12:24:32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7</text:p>
          </table:table-cell>
          <table:table-cell table:style-name="ce8" office:value-type="string" calcext:value-type="string">
            <text:p>2015-05-04 12:24:33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4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5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25" office:value-type="string" calcext:value-type="string">
            <text:p>playCounter</text:p>
          </table:table-cell>
          <table:table-cell table:style-name="ce25" office:value-type="string" calcext:value-type="string">
            <text:p>rating</text:p>
          </table:table-cell>
          <table:table-cell table:style-name="ce25" office:value-type="string" calcext:value-type="string">
            <text:p>addedDate</text:p>
          </table:table-cell>
          <table:table-cell table:style-name="ce25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5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9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8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41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5-05-07 17:53:51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5-05-07 17:53:52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5-05-07 17:53:53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45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2011-05-05 19:27:24</text:p>
          </table:table-cell>
          <table:table-cell table:style-name="ce12" office:value-type="string" calcext:value-type="string">
            <text:p>2015-05-27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2011-05-06 19:27:24</text:p>
          </table:table-cell>
          <table:table-cell table:style-name="ce12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2011-05-05 19:27:24</text:p>
          </table:table-cell>
          <table:table-cell table:style-name="ce12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2011-05-05 19:27:24</text:p>
          </table:table-cell>
          <table:table-cell table:style-name="ce12" office:value-type="string" calcext:value-type="string">
            <text:p>2015-06-24 09:26:46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0:28:03.144928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00:28:37.289957450</dc:date>
    <dc:creator>Raphael </dc:creator>
    <meta:editing-duration>PT18H34M48S</meta:editing-duration>
    <meta:editing-cycles>64</meta:editing-cycles>
    <meta:document-statistic meta:table-count="32" meta:cell-count="11056" meta:object-count="0"/>
  </office:meta>
</office:document-meta>
</file>